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860188374063763018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319223586769616681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4T18:10:27.86</dc:date>
    <dc:creator>James Lombardi</dc:creator>
    <meta:editing-duration>PT21H42M52S</meta:editing-duration>
    <meta:editing-cycles>133</meta:editing-cycles>
    <meta:generator>OpenOffice/4.1.2$Win32 OpenOffice.org_project/412m3$Build-9782</meta:generator>
    <meta:document-statistic meta:table-count="0" meta:image-count="0" meta:object-count="0" meta:page-count="10" meta:paragraph-count="180" meta:word-count="3456" meta:character-count="17498"/>
  </office:meta>
</office:document-meta>
</file>